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5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2.927cm"/>
    </style:style>
    <style:style style:name="pr5" style:family="presentation" style:parent-style-name="TWU_20_Slide-outline1">
      <style:graphic-properties fo:min-height="14.016cm"/>
    </style:style>
    <style:style style:name="pr6" style:family="presentation" style:parent-style-name="TWU_20_Slide-notes">
      <style:graphic-properties draw:fill-color="#ffffff" fo:min-height="12.322cm"/>
    </style:style>
    <style:style style:name="pr7" style:family="presentation" style:parent-style-name="TWU_20_Slide-title">
      <style:graphic-properties draw:fill-color="#ffffff" draw:auto-grow-height="true" fo:min-height="3.178cm"/>
    </style:style>
    <style:style style:name="pr8" style:family="presentation" style:parent-style-name="TWU_20_Slide-outline1">
      <style:graphic-properties draw:fill-color="#ffffff" draw:auto-grow-height="true" fo:min-height="14.267cm"/>
    </style:style>
    <style:style style:name="pr9" style:family="presentation" style:parent-style-name="TWU_20_Slide-notes">
      <style:graphic-properties draw:fill-color="#ffffff" draw:auto-grow-height="true" fo:min-height="12.573cm"/>
    </style:style>
    <style:style style:name="pr10" style:family="presentation" style:parent-style-name="Default-title">
      <style:graphic-properties draw:fill-color="#ffffff" draw:auto-grow-height="true" fo:min-height="3.178cm"/>
    </style:style>
    <style:style style:name="pr11" style:family="presentation" style:parent-style-name="Default-outline1">
      <style:graphic-properties draw:auto-grow-height="true" fo:min-height="14.267cm"/>
    </style:style>
    <style:style style:name="pr12" style:family="presentation" style:parent-style-name="Default-notes">
      <style:graphic-properties draw:fill-color="#ffffff" draw:auto-grow-height="true" fo:min-height="12.573cm"/>
    </style:style>
    <style:style style:name="pr13" style:family="presentation" style:parent-style-name="Default-outline1">
      <style:graphic-properties draw:fill-color="#ffffff" draw:auto-grow-height="true" fo:min-height="14.267cm"/>
    </style:style>
    <style:style style:name="pr14" style:family="presentation" style:parent-style-name="Default-outline1" style:list-style-name="L4">
      <style:graphic-properties draw:auto-grow-height="true" fo:min-height="14.267cm"/>
    </style:style>
    <style:style style:name="pr15" style:family="presentation" style:parent-style-name="Default-title">
      <style:graphic-properties fo:min-height="2.927cm"/>
    </style:style>
    <style:style style:name="pr16" style:family="presentation" style:parent-style-name="Default-outline1">
      <style:graphic-properties fo:min-height="14.016cm"/>
    </style:style>
    <style:style style:name="pr1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text:enable-numbering="true" fo:margin-left="1.2cm" fo:margin-right="0cm" fo:text-indent="-0.9cm"/>
    </style:style>
    <style:style style:name="P1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text-properties fo:font-size="24pt" fo:font-weight="bold" style:font-size-asian="26pt" style:font-weight-asian="bold" style:font-size-complex="26pt" style:font-weight-complex="bold"/>
    </style:style>
    <style:style style:name="P12" style:family="paragraph">
      <style:text-properties fo:font-size="16pt"/>
    </style:style>
    <style:style style:name="P13" style:family="paragraph">
      <style:paragraph-properties fo:margin-left="1.2cm" fo:margin-right="0cm" fo:text-indent="-0.9cm"/>
      <style:text-properties fo:font-size="24pt" style:font-size-asian="36pt" style:font-size-complex="36pt"/>
    </style:style>
    <style:style style:name="P14" style:family="paragraph">
      <style:paragraph-properties text:enable-numbering="false" fo:margin-left="1.2cm" fo:margin-right="0cm" fo:text-indent="-0.9cm"/>
      <style:text-properties fo:color="#23ff23" fo:font-size="24pt" fo:font-weight="bold"/>
    </style:style>
    <style:style style:name="P15" style:family="paragraph">
      <style:paragraph-properties text:enable-numbering="false" fo:margin-left="1.2cm" fo:margin-right="0cm" fo:text-indent="-0.9cm"/>
      <style:text-properties fo:color="#23ff23" fo:font-size="26pt" fo:font-weight="bold" style:font-size-asian="36pt" style:font-size-complex="36pt"/>
    </style:style>
    <style:style style:name="P16" style:family="paragraph">
      <style:paragraph-properties fo:margin-left="3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font-size="24pt"/>
    </style:style>
    <style:style style:name="T3" style:family="text">
      <style:text-properties fo:color="#ffff00" fo:font-size="24pt"/>
    </style:style>
    <style:style style:name="T4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5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6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7" style:family="text">
      <style:text-properties fo:color="#ffff00" fo:font-size="26pt" style:font-size-asian="36pt" style:font-size-complex="36pt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fo:color="#23ff23"/>
    </style:style>
    <style:style style:name="T10" style:family="text">
      <style:text-properties fo:color="#ccccff"/>
    </style:style>
    <style:style style:name="T11" style:family="text">
      <style:text-properties fo:font-size="24pt" fo:font-style="italic" style:font-size-asian="26pt" style:font-style-asian="italic" style:font-size-complex="26pt" style:font-style-complex="italic"/>
    </style:style>
    <style:style style:name="T12" style:family="text">
      <style:text-properties fo:color="#ccccff" fo:font-size="24pt" fo:font-style="italic" style:font-size-asian="26pt" style:font-style-asian="italic" style:font-size-complex="26pt" style:font-style-complex="italic"/>
    </style:style>
    <style:style style:name="T13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16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cccc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20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21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2" style:family="text">
      <style:text-properties fo:color="#ffffff" fo:font-size="26pt" fo:font-weight="normal"/>
    </style:style>
    <style:style style:name="T23" style:family="text">
      <style:text-properties fo:color="#ffff00" fo:font-size="26pt" fo:font-weight="normal"/>
    </style:style>
    <style:style style:name="T24" style:family="text">
      <style:text-properties fo:color="#23ff23" fo:font-size="26pt" fo:font-weight="normal"/>
    </style:style>
    <style:style style:name="T25" style:family="text">
      <style:text-properties fo:color="#ffffff"/>
    </style:style>
    <style:style style:name="T26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7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8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9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0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1" style:family="text">
      <style:text-properties fo:font-size="24pt" fo:font-weight="bold" style:font-size-asian="26pt" style:font-weight-asian="bold" style:font-size-complex="26pt" style:font-weight-complex="bold"/>
    </style:style>
    <style:style style:name="T32" style:family="text">
      <style:text-properties fo:color="#ffff00" fo:font-size="24pt" fo:font-weight="bold" style:font-size-asian="26pt" style:font-weight-asian="bold" style:font-size-complex="26pt" style:font-weight-complex="bold"/>
    </style:style>
    <style:style style:name="T33" style:family="text">
      <style:text-properties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3deb3d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38" style:family="text">
      <style:text-properties fo:color="#ffcc99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39" style:family="text">
      <style:text-properties fo:color="#ff8080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40" style:family="text">
      <style:text-properties fo:color="#ffff00" fo:font-size="28pt" style:font-size-asian="44pt" style:font-size-complex="44pt"/>
    </style:style>
    <style:style style:name="T41" style:family="text">
      <style:text-properties fo:font-size="28pt" style:font-size-asian="44pt" style:font-size-complex="44pt"/>
    </style:style>
    <style:style style:name="T42" style:family="text">
      <style:text-properties fo:font-size="28pt" style:font-size-asian="40pt" style:font-size-complex="40pt"/>
    </style:style>
    <style:style style:name="T43" style:family="text">
      <style:text-properties fo:color="#ffff00" fo:font-size="28pt" style:font-size-asian="40pt" style:font-size-complex="40pt"/>
    </style:style>
    <style:style style:name="T44" style:family="text">
      <style:text-properties fo:font-size="28pt" fo:font-style="italic" style:font-size-asian="40pt" style:font-style-asian="italic" style:font-size-complex="40pt" style:font-style-complex="italic"/>
    </style:style>
    <style:style style:name="T45" style:family="text">
      <style:text-properties fo:color="#ffff00" fo:font-size="24pt" style:font-size-asian="32pt" style:font-size-complex="32pt"/>
    </style:style>
    <style:style style:name="T46" style:family="text">
      <style:text-properties fo:color="#ffffff" fo:font-size="28pt" style:font-size-asian="36pt" style:font-size-complex="36pt"/>
    </style:style>
    <style:style style:name="T47" style:family="text">
      <style:text-properties fo:color="#ffff00" fo:font-size="28pt" style:font-size-asian="36pt" style:font-size-complex="36pt"/>
    </style:style>
    <style:style style:name="T48" style:family="text">
      <style:text-properties fo:color="#23ff23" fo:font-size="26pt" fo:font-weight="bold" style:font-size-asian="36pt" style:font-size-complex="36pt"/>
    </style:style>
    <style:style style:name="T49" style:family="text">
      <style:text-properties fo:color="#ffffff" fo:font-size="26pt" fo:font-weight="bold" style:font-size-asian="36pt" style:font-size-complex="36pt"/>
    </style:style>
    <style:style style:name="T50" style:family="text">
      <style:text-properties fo:color="#ccccff" fo:font-size="26pt" fo:font-weight="bold" style:font-size-asian="36pt" style:font-size-complex="36pt"/>
    </style:style>
    <style:style style:name="T51" style:family="text">
      <style:text-properties fo:color="#ffcc99" fo:font-size="26pt" fo:font-weight="bold" style:font-size-asian="36pt" style:font-size-complex="36pt"/>
    </style:style>
    <style:style style:name="T52" style:family="text">
      <style:text-properties fo:color="#ffffff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53" style:family="text">
      <style:text-properties fo:color="#ccccff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54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55" style:family="text">
      <style:text-properties fo:color="#ffffff" fo:font-size="28pt" fo:font-weight="normal" style:font-size-asian="36pt" style:font-size-complex="36pt"/>
    </style:style>
    <style:style style:name="T56" style:family="text">
      <style:text-properties fo:color="#ccccff" fo:font-size="28pt" fo:font-weight="normal" style:font-size-asian="36pt" style:font-size-complex="36pt"/>
    </style:style>
    <style:style style:name="T57" style:family="text">
      <style:text-properties fo:color="#23ff23" fo:font-size="24pt" fo:font-weight="bold" style:font-size-asian="26pt" style:font-weight-asian="bold" style:font-size-complex="26pt" style:font-weight-complex="bold"/>
    </style:style>
    <style:style style:name="T58" style:family="text">
      <style:text-properties fo:color="#ccccff" fo:font-size="24pt" fo:font-weight="bold" style:font-size-asian="26pt" style:font-weight-asian="bold" style:font-size-complex="26pt" style:font-weight-complex="bold"/>
    </style:style>
    <style:style style:name="T59" style:family="text">
      <style:text-properties fo:color="#ffff00" fo:font-size="26pt" fo:font-weight="bold" style:font-size-asian="36pt" style:font-size-complex="36pt"/>
    </style:style>
    <style:style style:name="T60" style:family="text">
      <style:text-properties fo:color="#ff8080" fo:font-size="26pt" fo:font-weight="bold" style:font-size-asian="36pt" style:font-size-complex="36pt"/>
    </style:style>
    <style:style style:name="T61" style:family="text">
      <style:text-properties fo:color="#ffff00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62" style:family="text">
      <style:text-properties fo:color="#ff8080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63" style:family="text">
      <style:text-properties fo:color="#ffff00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64" style:family="text">
      <style:text-properties fo:color="#ffffff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65" style:family="text">
      <style:text-properties fo:color="#ccccff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66" style:family="text">
      <style:text-properties fo:color="#23ff23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67" style:family="text">
      <style:text-properties fo:color="#3deb3d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68" style:family="text">
      <style:text-properties fo:color="#ffcc99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69" style:family="text">
      <style:text-properties fo:color="#ffff00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normal" style:font-family-complex="Tahoma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70" style:family="text">
      <style:text-properties fo:color="#ffffff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normal" style:font-family-complex="Tahoma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71" style:family="text">
      <style:text-properties fo:color="#ccccff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normal" style:font-family-complex="Tahoma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72" style:family="text">
      <style:text-properties fo:color="#ffcc99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normal" style:font-family-complex="Tahoma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73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6pt" style:language-asian="en" style:country-asian="US" style:font-style-asian="italic" style:font-weight-asian="normal" style:font-family-complex="Tahoma" style:font-pitch-complex="variable" style:font-size-complex="16pt" style:language-complex="en" style:country-complex="US" style:font-style-complex="italic" style:font-weight-complex="normal" style:text-emphasize="none" style:text-scale="100%" style:font-relief="none"/>
    </style:style>
    <style:style style:name="T74" style:family="text">
      <style:text-properties fo:color="#cccc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6pt" style:language-asian="en" style:country-asian="US" style:font-style-asian="italic" style:font-weight-asian="normal" style:font-family-complex="Tahoma" style:font-pitch-complex="variable" style:font-size-complex="16pt" style:language-complex="en" style:country-complex="US" style:font-style-complex="italic" style:font-weight-complex="normal" style:text-emphasize="none" style:text-scale="100%" style:font-relief="none"/>
    </style:style>
    <style:style style:name="T75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76" style:family="text">
      <style:text-properties fo:color="#ccccff" fo:font-size="24pt" fo:font-weight="bold" style:font-size-asian="24pt" style:font-weight-asian="bold" style:font-size-complex="24pt" style:font-weight-complex="bold"/>
    </style:style>
    <style:style style:name="T77" style:family="text">
      <style:text-properties fo:color="#3deb3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016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functions, ROT13</presentation:footer-decl>
      <presentation:footer-decl presentation:name="ftr2">CMPTxxxx</presentation:footer-decl>
      <presentation:date-time-decl presentation:name="dtd1" presentation:source="fixed">12 Oct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Functions: ROT13 example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12 Oct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Call-by-<text:span text:style-name="T1">value</text:span> vs. call-by-<text:span text:style-name="T1">reference</text:span></text:p>
              </text:list-item>
              <text:list-item>
                <text:p><text:span text:style-name="T1">ROT13</text:span> “secret decoder ring” example</text:p>
                <text:list>
                  <text:list-item>
                    <text:p>Problem restatement, <text:span text:style-name="T1">pseudocode</text:span></text:p>
                  </text:list-item>
                  <text:list-item>
                    <text:p><text:span text:style-name="T1">String</text:span> operations, <text:span text:style-name="T1">comparing</text:span> strings</text:p>
                  </text:list-item>
                  <text:list-item>
                    <text:p>Using <text:span text:style-name="T1">stub</text:span> functions</text:p>
                  </text:list-item>
                  <text:list-item>
                    <text:p>Writing functions to be <text:span text:style-name="T1">reusable</text:span></text:p>
                  </text:list-item>
                  <text:list-item>
                    <text:p>Writing <text:span text:style-name="T1">testbed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all-by-value, call-by-reference</text:p>
          </draw:text-box>
        </draw:frame>
        <draw:frame presentation:style-name="pr8" draw:text-style-name="P4" draw:layer="layout" svg:width="25.199cm" svg:height="14.641cm" svg:x="1.4cm" svg:y="4.507cm" presentation:class="outline">
          <draw:text-box>
            <text:list text:style-name="L2">
              <text:list-item>
                <text:p text:style-name="P4"><text:span text:style-name="T2">In some languages functions can have </text:span><text:span text:style-name="T3">side effects</text:span><text:span text:style-name="T2">:(M2)</text:span></text:p>
              </text:list-item>
            </text:list>
            <text:p text:style-name="P5"><text:span text:style-name="T4">PROCEDURE DoubleThis(</text:span><text:span text:style-name="T5">VAR</text:span><text:span text:style-name="T4"> x: INT);</text:span></text:p>
            <text:p text:style-name="P5"><text:span text:style-name="T4">BEGIN</text:span></text:p>
            <text:p text:style-name="P6"><text:span text:style-name="T6">x := x * 2;</text:span></text:p>
            <text:p text:style-name="P5"><text:span text:style-name="T4">END DoubleThis;</text:span><text:span text:style-name="T4"><text:line-break/></text:span><text:span text:style-name="T4"/></text:p>
            <text:p text:style-name="P5"><text:span text:style-name="T4">numApples := 5;</text:span></text:p>
            <text:p text:style-name="P5"><text:span text:style-name="T4">DoubleThis(numApples);</text:span></text:p>
            <text:list text:continue-numbering="true" text:style-name="L2">
              <text:list-item>
                <text:p text:style-name="P4"><text:span text:style-name="T7">Call-by-value</text:span><text:span text:style-name="T8"> means that the value in the actual parameter is </text:span><text:span text:style-name="T7">copied</text:span><text:span text:style-name="T8"> into the formal parameter</text:span></text:p>
              </text:list-item>
              <text:list-item>
                <text:p text:style-name="P4"><text:span text:style-name="T7">Call-by-reference</text:span><text:span text:style-name="T8"> means that the formal parameter is a </text:span><text:span text:style-name="T7">reference</text:span><text:span text:style-name="T8"> to the actual parameter, so it can </text:span><text:span text:style-name="T7">modify</text:span><text:span text:style-name="T8"> the actual parameter (side effects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Python is both CBV and CBR</text:p>
          </draw:text-box>
        </draw:frame>
        <draw:frame presentation:style-name="pr8" draw:text-style-name="P9" draw:layer="layout" svg:width="25.199cm" svg:height="15.189cm" svg:x="1.4cm" svg:y="4.507cm" presentation:class="outline" presentation:user-transformed="true">
          <draw:text-box>
            <text:list text:style-name="L2">
              <text:list-item>
                <text:p text:style-name="P4">In <text:span text:style-name="T1">M2</text:span>, parameters are <text:span text:style-name="T9">call-by-value</text:span></text:p>
                <text:list>
                  <text:list-item>
                    <text:p text:style-name="P8">Unless the formal parameter is prefixed with “<text:span text:style-name="T10">VAR</text:span>”: then it's <text:span text:style-name="T9">call-by-reference</text:span></text:p>
                  </text:list-item>
                </text:list>
              </text:list-item>
              <text:list-item>
                <text:p text:style-name="P4">In <text:span text:style-name="T1">C</text:span>, parameters are <text:span text:style-name="T9">call-by-value</text:span></text:p>
                <text:list>
                  <text:list-item>
                    <text:p text:style-name="P8">But parameters can be “<text:span text:style-name="T9">pointers</text:span>”</text:p>
                  </text:list-item>
                </text:list>
              </text:list-item>
              <text:list-item>
                <text:p text:style-name="P4"><text:span text:style-name="T1">Python</text:span> is a bit complicated: roughly speaking,</text:p>
                <text:list>
                  <text:list-item>
                    <text:p text:style-name="P8"><text:span text:style-name="T1">Immutable</text:span> objects <text:span text:style-name="T10">(7, -3.5, False)</text:span><text:span text:style-name="T10"><text:line-break/></text:span>are <text:span text:style-name="T9">call-by-value</text:span></text:p>
                  </text:list-item>
                  <text:list-item>
                    <text:p text:style-name="P8"><text:span text:style-name="T1">Mutable</text:span> objects <text:span text:style-name="T10">(lists, user-defined objects)</text:span> are <text:span text:style-name="T9">call-by-reference</text:span></text:p>
                  </text:list-item>
                  <text:list-item>
                    <text:p><text:span text:style-name="T11">(Technically, it's </text:span><text:span text:style-name="T12"><text:a xlink:href="http://effbot.org/zone/call-by-object.htm">“call-by-object”</text:a></text:span><text:span text:style-name="T11"> (</text:span><text:span text:style-name="T12"><text:a xlink:href="http://en.wikipedia.org/wiki/Evaluation_strategy#Call_by_sharing">ref</text:a></text:span><text:span text:style-name="T11">)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Example of CBV in Python</text:p>
          </draw:text-box>
        </draw:frame>
        <draw:frame presentation:style-name="pr8" draw:text-style-name="P10" draw:layer="layout" svg:width="25.199cm" svg:height="14.558cm" svg:x="1.4cm" svg:y="4.507cm" presentation:class="outline">
          <draw:text-box>
            <text:p text:style-name="P10"><text:span text:style-name="T13">def</text:span><text:span text:style-name="T14"> </text:span><text:span text:style-name="T15">double_this</text:span><text:span text:style-name="T14">(x):</text:span></text:p>
            <text:p text:style-name="P5"><text:span text:style-name="T16">”””</text:span><text:span text:style-name="T16">Double whatever is passed as a parameter.”””</text:span></text:p>
            <text:p text:style-name="P5"><text:span text:style-name="T17">x *= 2</text:span></text:p>
            <text:p text:style-name="P10"><text:span text:style-name="T18"/></text:p>
            <text:p text:style-name="P10"><text:span text:style-name="T14">numApples = 5</text:span></text:p>
            <text:p text:style-name="P10"><text:span text:style-name="T19">double_this(</text:span><text:span text:style-name="T14">5</text:span><text:span text:style-name="T19">)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0"># x == 10</text:span></text:p>
            <text:p text:style-name="P10"><text:span text:style-name="T19">double_this(</text:span><text:span text:style-name="T14">numApples</text:span><text:span text:style-name="T19">)</text:span><text:span text:style-name="T19"><text:tab/></text:span><text:span text:style-name="T19"><text:tab/></text:span><text:span text:style-name="T19"><text:tab/></text:span><text:span text:style-name="T20"># x == 10</text:span></text:p>
            <text:p text:style-name="P10"><text:span text:style-name="T19">double_this(</text:span><text:span text:style-name="T14">“Hello”</text:span><text:span text:style-name="T19">)</text:span><text:span text:style-name="T19"><text:tab/></text:span><text:span text:style-name="T19"><text:tab/></text:span><text:span text:style-name="T19"><text:tab/></text:span><text:span text:style-name="T19"><text:tab/></text:span><text:span text:style-name="T20"># x == “HelloHello”</text:span></text:p>
            <text:p text:style-name="P10"><text:span text:style-name="T21"/></text:p>
            <text:list text:style-name="L2">
              <text:list-item>
                <text:p text:style-name="P4"><text:span text:style-name="T22">The </text:span><text:span text:style-name="T23">global</text:span><text:span text:style-name="T22"> variable </text:span><text:span text:style-name="T24">numApples</text:span><text:span text:style-name="T22"> </text:span><text:span text:style-name="T23">isn't</text:span><text:span text:style-name="T22"> modified, because the changes are only done to the </text:span><text:span text:style-name="T23">local</text:span><text:span text:style-name="T22"> formal parameter </text:span><text:span text:style-name="T24">x</text:span><text:span text:style-name="T22">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>
          <draw:text-box>
            <text:p text:style-name="P1">A fun example: ROT13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Task: Translate characters into <text:span text:style-name="T1">ROT13</text:span><text:span text:style-name="T1"><text:line-break/></text:span>one line at a time:</text:p>
                <text:list>
                  <text:list-item>
                    <text:p>Treat each letter <text:span text:style-name="T1">A-Z</text:span> as a number <text:span text:style-name="T1">1-26</text:span>,</text:p>
                  </text:list-item>
                  <text:list-item>
                    <text:p><text:span text:style-name="T1">Add 13</text:span>, wrap-around if needed</text:p>
                  </text:list-item>
                  <text:list-item>
                    <text:p>Convert back to a <text:span text:style-name="T1">letter</text:span></text:p>
                  </text:list-item>
                  <text:list-item>
                    <text:p>Preserve <text:span text:style-name="T1">case</text:span></text:p>
                  </text:list-item>
                  <text:list-item>
                    <text:p>Leave all <text:span text:style-name="T1">non-letter</text:span> characters alone</text:p>
                  </text:list-item>
                </text:list>
              </text:list-item>
              <text:list-item>
                <text:p>e.g., <text:span text:style-name="T9">ROT13 ('</text:span><text:span text:style-name="T25">a</text:span><text:span text:style-name="T9">') == '</text:span><text:span text:style-name="T25">n</text:span><text:span text:style-name="T9">',</text:span><text:span text:style-name="T9"><text:line-break/></text:span><text:span text:style-name="T9">ROT13 ('</text:span><text:span text:style-name="T25">P</text:span><text:span text:style-name="T9">') == '</text:span><text:span text:style-name="T25">C</text:span><text:span text:style-name="T9">',</text:span><text:span text:style-name="T9"><text:line-break/></text:span><text:span text:style-name="T9">ROT13 ('</text:span><text:span text:style-name="T25">#</text:span><text:span text:style-name="T9">') == '</text:span><text:span text:style-name="T25">#</text:span><text:span text:style-name="T9">'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1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>
          <draw:text-box>
            <text:p text:style-name="P1">ROT13: Problem restatement</text:p>
          </draw:text-box>
        </draw:frame>
        <draw:frame presentation:style-name="pr13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id="id1" text:style-name="P4"><text:span text:style-name="T1">Input</text:span>:</text:p>
                <text:list>
                  <text:list-item>
                    <text:p text:id="id2" text:style-name="P8">A single string (<text:span text:style-name="T1">cleartext</text:span>)</text:p>
                  </text:list-item>
                </text:list>
              </text:list-item>
              <text:list-item>
                <text:p text:id="id3" text:style-name="P4"><text:span text:style-name="T1">Computation</text:span>:</text:p>
                <text:list>
                  <text:list-item>
                    <text:p text:id="id4">For each letter in the string:</text:p>
                    <text:list>
                      <text:list-item>
                        <text:p text:id="id5">Convert letter to <text:span text:style-name="T1">numerical</text:span> form</text:p>
                      </text:list-item>
                      <text:list-item>
                        <text:p text:id="id6">Add <text:span text:style-name="T1">13</text:span> and wrap-around if necessary</text:p>
                      </text:list-item>
                      <text:list-item>
                        <text:p text:id="id7">Convert back to <text:span text:style-name="T1">letter</text:span> form</text:p>
                      </text:list-item>
                    </text:list>
                  </text:list-item>
                </text:list>
              </text:list-item>
              <text:list-item>
                <text:p text:id="id8" text:style-name="P4"><text:span text:style-name="T1">Output</text:span>:</text:p>
                <text:list>
                  <text:list-item>
                    <text:p text:style-name="P8">The string converted to ROT13 encoding (<text:span text:style-name="T1">ciphertext</text:span>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1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 presentation:user-transformed="true">
          <draw:text-box>
            <text:p text:style-name="P1">ROT13: convert A-Z to 1-26</text:p>
          </draw:text-box>
        </draw:frame>
        <draw:frame presentation:style-name="pr13" draw:text-style-name="P4" draw:layer="layout" svg:width="25.199cm" svg:height="14.646cm" svg:x="1.4cm" svg:y="4.507cm" presentation:class="outline" presentation:user-transformed="true">
          <draw:text-box>
            <text:list text:style-name="L3">
              <text:list-item>
                <text:p text:style-name="P4">How do we convert a single letter from a character to a <text:span text:style-name="T1">numerical</text:span> code?</text:p>
                <text:list>
                  <text:list-item>
                    <text:p text:style-name="P8">Use <text:span text:style-name="T9">ord(char)</text:span>: try this out in <text:span text:style-name="T1">IDLE</text:span></text:p>
                  </text:list-item>
                  <text:list-item>
                    <text:p text:style-name="P8">Or write a <text:span text:style-name="T1">testbed</text:span> program:</text:p>
                  </text:list-item>
                </text:list>
              </text:list-item>
            </text:list>
            <text:p text:style-name="P5"><text:span text:style-name="T26">char =</text:span><text:span text:style-name="T27"> </text:span><text:span text:style-name="T28">input</text:span><text:span text:style-name="T26">(</text:span><text:span text:style-name="T27">"Type one character: "</text:span><text:span text:style-name="T26">)</text:span></text:p>
            <text:p text:style-name="P5"><text:span text:style-name="T28">print(</text:span><text:span text:style-name="T27">"The ASCII code for %s is %d."</text:span><text:span text:style-name="T26"> % \</text:span></text:p>
            <text:p text:style-name="P6"><text:span text:style-name="T29">(char, </text:span><text:span text:style-name="T30">ord</text:span><text:span text:style-name="T29">(char)) )</text:span></text:p>
            <text:p text:style-name="P6"><text:span text:style-name="T29"/></text:p>
            <text:list text:continue-numbering="true" text:style-name="L3">
              <text:list-item>
                <text:p text:style-name="P4"><text:span text:style-name="T25">ASCII codes: 'A' = </text:span><text:span text:style-name="T1">65</text:span><text:span text:style-name="T25">, 'B' = </text:span><text:span text:style-name="T1">66</text:span><text:span text:style-name="T25">, …, 'Z' = </text:span><text:span text:style-name="T1">90</text:span><text:span text:style-name="T25">,</text:span><text:span text:style-name="T25"><text:line-break/></text:span><text:span text:style-name="T25"> 'a' = </text:span><text:span text:style-name="T1">97</text:span><text:span text:style-name="T25">, 'z' = </text:span><text:span text:style-name="T1">122</text:span></text:p>
              </text:list-item>
              <text:list-item>
                <text:p text:style-name="P4"><text:span text:style-name="T25">Convert back with </text:span><text:span text:style-name="T9">chr(code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1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>
          <draw:text-box>
            <text:p text:style-name="P1">ROT13: Pseudocode</text:p>
          </draw:text-box>
        </draw:frame>
        <draw:frame presentation:style-name="pr14" draw:text-style-name="P11" draw:layer="layout" svg:width="25.199cm" svg:height="14.98cm" svg:x="1.4cm" svg:y="4.507cm" presentation:class="outline" presentation:user-transformed="true">
          <draw:text-box>
            <text:list text:style-name="L4">
              <text:list-item>
                <text:p text:id="id9"><text:span text:style-name="T31">Print </text:span><text:span text:style-name="T32">intro</text:span><text:span text:style-name="T31"> to the user</text:span></text:p>
              </text:list-item>
              <text:list-item>
                <text:p text:id="id10"><text:span text:style-name="T31">For each </text:span><text:span text:style-name="T32">character</text:span><text:span text:style-name="T31"> in the string:</text:span></text:p>
                <text:list>
                  <text:list-item>
                    <text:p text:id="id11"><text:span text:style-name="T33">Convert to </text:span><text:span text:style-name="T34">ASCII</text:span><text:span text:style-name="T33"> numerical code</text:span></text:p>
                  </text:list-item>
                  <text:list-item>
                    <text:p text:id="id12"><text:span text:style-name="T33">If character is an </text:span><text:span text:style-name="T34">uppercase</text:span><text:span text:style-name="T33"> letter,</text:span></text:p>
                    <text:list>
                      <text:list-item>
                        <text:p text:id="id13"><text:span text:style-name="T35">Add 13</text:span><text:span text:style-name="T36"> to code</text:span></text:p>
                      </text:list-item>
                      <text:list-item>
                        <text:p text:id="id14"><text:span text:style-name="T36">If code is now beyond 'Z', </text:span><text:span text:style-name="T35">subtract 26</text:span></text:p>
                      </text:list-item>
                    </text:list>
                  </text:list-item>
                  <text:list-item>
                    <text:p text:id="id15"><text:span text:style-name="T33">Else if character is a </text:span><text:span text:style-name="T34">lowercase</text:span><text:span text:style-name="T33"> letter,</text:span></text:p>
                    <text:list>
                      <text:list-item>
                        <text:p text:id="id16"><text:span text:style-name="T35">Add 13</text:span><text:span text:style-name="T36"> to code</text:span></text:p>
                      </text:list-item>
                      <text:list-item>
                        <text:p text:id="id17"><text:span text:style-name="T36">If code is now beyond 'z', </text:span><text:span text:style-name="T35">subtract 26</text:span></text:p>
                      </text:list-item>
                    </text:list>
                  </text:list-item>
                  <text:list-item>
                    <text:p text:id="id18"><text:span text:style-name="T33">Else (any </text:span><text:span text:style-name="T34">other</text:span><text:span text:style-name="T33"> kind of character),</text:span></text:p>
                    <text:list>
                      <text:list-item>
                        <text:p text:id="id19"><text:span text:style-name="T35">Leave</text:span><text:span text:style-name="T36"> it alone</text:span></text:p>
                      </text:list-item>
                    </text:list>
                  </text:list-item>
                  <text:list-item>
                    <text:p text:id="id20"><text:span text:style-name="T33">Convert back to </text:span><text:span text:style-name="T34">character</text:span><text:span text:style-name="T33"> and pri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1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927cm" svg:x="1cm" svg:y="0.462cm" presentation:class="title">
          <draw:text-box>
            <text:p text:style-name="P1">More fun with strings</text:p>
          </draw:text-box>
        </draw:frame>
        <draw:frame presentation:style-name="pr16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1">Index</text:span> into a string (more later with lists):</text:p>
              </text:list-item>
            </text:list>
            <text:p text:style-name="P10"><text:span text:style-name="T37">name = “Golden Delicious”</text:span></text:p>
            <text:p text:style-name="P10"><text:span text:style-name="T37">name[0]</text:span><text:span text:style-name="T37"><text:tab/></text:span><text:span text:style-name="T37"><text:tab/></text:span><text:span text:style-name="T37"><text:tab/></text:span><text:span text:style-name="T37"><text:tab/></text:span><text:span text:style-name="T37"> </text:span><text:span text:style-name="T38"># returns 'G'</text:span></text:p>
            <text:list text:continue-numbering="true" text:style-name="L3">
              <text:list-item>
                <text:p><text:span text:style-name="T1">Length</text:span> of a string:</text:p>
              </text:list-item>
            </text:list>
            <text:p text:style-name="P10"><text:span text:style-name="T37">len( name )</text:span><text:span text:style-name="T37"><text:tab/></text:span><text:span text:style-name="T37"><text:tab/></text:span><text:span text:style-name="T38"># returns 16</text:span></text:p>
            <text:list text:continue-numbering="true" text:style-name="L3">
              <text:list-item>
                <text:p><text:span text:style-name="T1">Iterate</text:span> over a string:</text:p>
              </text:list-item>
            </text:list>
            <text:p text:style-name="P10"><text:span text:style-name="T37">for char in name:</text:span></text:p>
            <text:list text:continue-numbering="true" text:style-name="L3">
              <text:list-item>
                <text:p>In Python, <text:span text:style-name="T1">chars</text:span> are just strings of length 1</text:p>
              </text:list-item>
              <text:list-item>
                <text:p>In C++/Java/M2, strings are <text:span text:style-name="T1">arrays</text:span> of char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1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6cm" presentation:class="title" presentation:user-transformed="true">
          <draw:text-box>
            <text:p text:style-name="P1">Test for upper/lower case?</text:p>
          </draw:text-box>
        </draw:frame>
        <draw:frame presentation:style-name="pr13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Our pseudocode involves a test if the character is an <text:span text:style-name="T1">uppercase</text:span> letter or <text:span text:style-name="T1">lowercase</text:span> letter</text:p>
              </text:list-item>
              <text:list-item>
                <text:p text:style-name="P4">How to do that?</text:p>
              </text:list-item>
            </text:list>
            <text:p text:style-name="P10"><text:span text:style-name="T37">if (code &gt;= ord('a')) and (code &lt;= ord('z')):</text:span></text:p>
            <text:p text:style-name="P5"><text:span text:style-name="T39"># lowercase</text:span></text:p>
            <text:p text:style-name="P10"><text:span text:style-name="T37">elif (code &gt;= ord('A')) and (code &lt;= ord('Z')):</text:span></text:p>
            <text:p text:style-name="P5"><text:span text:style-name="T39"># uppercase</text:span></text:p>
            <text:p text:style-name="P10"><text:span text:style-name="T37">else:</text:span></text:p>
            <text:p text:style-name="P5"><text:span text:style-name="T39"># non-letter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1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927cm" svg:x="1cm" svg:y="0.462cm" presentation:class="title">
          <draw:text-box>
            <text:p>Case check, simplified</text:p>
          </draw:text-box>
        </draw:frame>
        <draw:frame presentation:style-name="pr16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Python can <text:span text:style-name="T1">combine</text:span> comparison operators:</text:p>
              </text:list-item>
            </text:list>
            <text:p text:style-name="P10"><text:span text:style-name="T37">if 5 &lt; x &lt; 12:</text:span></text:p>
            <text:list text:continue-numbering="true" text:style-name="L3">
              <text:list-item>
                <text:p>So: uppercase/lowercase check, simplified:</text:p>
              </text:list-item>
            </text:list>
            <text:p text:style-name="P10"><text:span text:style-name="T37">if ord('a') &lt;= code &lt;= ord('z'):</text:span></text:p>
            <text:p text:style-name="P5"><text:span text:style-name="T39"># lowercase</text:span></text:p>
            <text:p text:style-name="P10"><text:span text:style-name="T37">elif ord('A') &lt;= code &lt;= ord('Z'):</text:span></text:p>
            <text:p text:style-name="P5"><text:span text:style-name="T39"># uppercase</text:span></text:p>
            <text:p text:style-name="P10"><text:span text:style-name="T37">else:</text:span></text:p>
            <text:p text:style-name="P5"><text:span text:style-name="T39"># non-letter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927cm" svg:x="1cm" svg:y="0.462cm" presentation:class="title">
          <draw:text-box>
            <text:p>Lexicographic sorting</text:p>
          </draw:text-box>
        </draw:frame>
        <draw:frame presentation:style-name="pr16" draw:layer="layout" svg:width="25.199cm" svg:height="14.023cm" svg:x="1.4cm" svg:y="4.507cm" presentation:class="outline" presentation:user-transformed="true">
          <draw:text-box>
            <text:list text:style-name="L3">
              <text:list-item>
                <text:p>Python can directly compare strings, using <text:span text:style-name="T1">lexicographic</text:span> sorting:</text:p>
                <text:list>
                  <text:list-item>
                    <text:p>Uses ordering of <text:span text:style-name="T1">ASCII</text:span> codes: e.g.,<text:line-break/>digits &lt; uppercase &lt; lowercase</text:p>
                  </text:list-item>
                  <text:list-item>
                    <text:p>Compares one <text:span text:style-name="T1">letter</text:span> at a time (l-to-r)</text:p>
                  </text:list-item>
                </text:list>
              </text:list-item>
            </text:list>
            <text:p text:style-name="P10"><text:span text:style-name="T37">'999' &lt; 'APP' &lt; 'App' &lt; 'Apple'</text:span></text:p>
            <text:list text:continue-numbering="true" text:style-name="L3">
              <text:list-item>
                <text:p>Simplifies checking case:</text:p>
              </text:list-item>
            </text:list>
            <text:p text:style-name="P10"><text:span text:style-name="T37">if 'a' &lt;= char &lt;= 'z':</text:span><text:span text:style-name="T37"><text:tab/></text:span><text:span text:style-name="T37"><text:tab/></text:span><text:span text:style-name="T37"><text:tab/></text:span><text:span text:style-name="T39"># lowercase</text:span></text:p>
            <text:p text:style-name="P10"><text:span text:style-name="T37">elif 'A' &lt;= char &lt;= 'Z':</text:span><text:span text:style-name="T37"><text:tab/></text:span><text:span text:style-name="T37"><text:tab/></text:span><text:span text:style-name="T39"># uppercase</text:span></text:p>
            <text:p text:style-name="P10"><text:span text:style-name="T37">else: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9"># non-letter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1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927cm" svg:x="1cm" svg:y="0.462cm" presentation:class="title">
          <draw:text-box>
            <text:p>Using Python string methods</text:p>
          </draw:text-box>
        </draw:frame>
        <draw:frame presentation:style-name="pr16" draw:layer="layout" svg:width="25.199cm" svg:height="14.103cm" svg:x="1.4cm" svg:y="4.507cm" presentation:class="outline" presentation:user-transformed="true">
          <draw:text-box>
            <text:list text:style-name="L3">
              <text:list-item>
                <text:p>Python strings also have <text:span text:style-name="T1">methods</text:span> (functions) that we can use: if <text:span text:style-name="T10">myStr</text:span> is any string var,</text:p>
                <text:list>
                  <text:list-item>
                    <text:p><text:span text:style-name="T10">myStr</text:span><text:span text:style-name="T9">.upper() </text:span>returns an <text:span text:style-name="T1">upper-cased</text:span> version of the string <text:span text:style-name="T10">myStr</text:span></text:p>
                  </text:list-item>
                  <text:list-item>
                    <text:p><text:span text:style-name="T10">myStr</text:span><text:span text:style-name="T9">.isupper() </text:span>returns <text:span text:style-name="T10">True</text:span> if <text:span text:style-name="T1">uppercase</text:span></text:p>
                  </text:list-item>
                  <text:list-item>
                    <text:p>Similarly for<text:span text:style-name="T9"> .lower()</text:span>/<text:span text:style-name="T9">.islower()</text:span></text:p>
                  </text:list-item>
                </text:list>
              </text:list-item>
              <text:list-item>
                <text:p>So the <text:span text:style-name="T1">Python</text:span> way to check case of var '<text:span text:style-name="T9">char</text:span>':</text:p>
              </text:list-item>
            </text:list>
            <text:p text:style-name="P10"><text:span text:style-name="T37">if char.islower():</text:span></text:p>
            <text:p text:style-name="P10"><text:span text:style-name="T37">elif char.isupper():</text:span></text:p>
            <text:p text:style-name="P10"><text:span text:style-name="T37">else:</text:span><text:span text:style-name="T37"><text:tab/></text:span><text:span text:style-name="T37"><text:tab/></text:span><text:span text:style-name="T37"><text:tab/></text:span><text:span text:style-name="T37"><text:tab/></text:span><text:span text:style-name="T39"># non-letter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1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 presentation:user-transformed="true">
          <draw:text-box>
            <text:p text:style-name="P1">Stub function: pseudocode</text:p>
          </draw:text-box>
        </draw:frame>
        <draw:frame presentation:style-name="pr13" draw:text-style-name="P1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<text:span text:style-name="T40">For</text:span><text:span text:style-name="T41"> each character in the string:</text:span></text:p>
                <text:list>
                  <text:list-item>
                    <text:p text:style-name="P8"><text:span text:style-name="T42">Convert to </text:span><text:span text:style-name="T43">ASCII</text:span><text:span text:style-name="T42"> numerical code</text:span></text:p>
                  </text:list-item>
                  <text:list-item>
                    <text:p text:style-name="P8"><text:span text:style-name="T42">Convert back to </text:span><text:span text:style-name="T43">character</text:span></text:p>
                    <text:list>
                      <text:list-item>
                        <text:p><text:span text:style-name="T44">(skip doing the ROT13 for now!)</text:span></text:p>
                      </text:list-item>
                    </text:list>
                  </text:list-item>
                  <text:list-item>
                    <text:p text:style-name="P8"><text:span text:style-name="T43">Print</text:span><text:span text:style-name="T42"> ASCII code and converted character</text:span><text:span text:style-name="T45"><text:line-break/></text:span><text:span text:style-name="T45"/></text:p>
                  </text:list-item>
                </text:list>
              </text:list-item>
              <text:list-item>
                <text:p text:style-name="P4"><text:span text:style-name="T46">This </text:span><text:span text:style-name="T47">stub</text:span><text:span text:style-name="T46"> function allows us to test the</text:span><text:span text:style-name="T46"><text:line-break/></text:span><text:span text:style-name="T46">char&lt;-&gt;ASCII </text:span><text:span text:style-name="T47">conversion</text:span><text:span text:style-name="T46"> process</text:span><text:span text:style-name="T46"><text:line-break/></text:span><text:span text:style-name="T46">and the </text:span><text:span text:style-name="T47">string indexing</text:span></text:p>
              </text:list-item>
              <text:list-item>
                <text:p text:style-name="P4"><text:span text:style-name="T46">Tackle the </text:span><text:span text:style-name="T47">ROT13</text:span><text:span text:style-name="T46"> processing late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17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>
          <draw:text-box>
            <text:p text:style-name="P1">Stub function: Python code</text:p>
          </draw:text-box>
        </draw:frame>
        <draw:frame presentation:style-name="pr13" draw:text-style-name="P14" draw:layer="layout" svg:width="25.199cm" svg:height="14.267cm" svg:x="1.4cm" svg:y="4.507cm" presentation:class="outline" presentation:user-transformed="true">
          <draw:text-box>
            <text:p text:style-name="P4"><text:span text:style-name="T48">"""Convert to ASCII code and back."""</text:span></text:p>
            <text:p text:style-name="P4"><text:span text:style-name="T49">text = </text:span><text:span text:style-name="T50">input</text:span><text:span text:style-name="T49">("Input text? ")</text:span></text:p>
            <text:p text:style-name="P4"><text:span text:style-name="T51">for</text:span><text:span text:style-name="T49"> char </text:span><text:span text:style-name="T51">in</text:span><text:span text:style-name="T49"> text:</text:span><text:span text:style-name="T49"><text:tab/></text:span><text:span text:style-name="T49"><text:tab/></text:span><text:span text:style-name="T49"><text:tab/></text:span><text:span text:style-name="T49"><text:tab/></text:span><text:span text:style-name="T51"># iterate over string</text:span></text:p>
            <text:p text:style-name="P10"><text:span text:style-name="T52">code = </text:span><text:span text:style-name="T53">ord</text:span><text:span text:style-name="T52">(char)</text:span></text:p>
            <text:p text:style-name="P10"><text:span text:style-name="T52">char = </text:span><text:span text:style-name="T53">chr</text:span><text:span text:style-name="T52">(code)</text:span></text:p>
            <text:p text:style-name="P10"><text:span text:style-name="T53">print</text:span><text:span text:style-name="T52">(char, code, end=' ')</text:span></text:p>
            <text:p text:style-name="P10"><text:span text:style-name="T54"/></text:p>
            <text:list text:style-name="L3">
              <text:list-item>
                <text:p text:style-name="P4"><text:span text:style-name="T55">Sample input: </text:span><text:span text:style-name="T56">hiya</text:span></text:p>
              </text:list-item>
              <text:list-item>
                <text:p text:style-name="P4"><text:span text:style-name="T55">Sample output: </text:span><text:span text:style-name="T56">h 104 i 105 y 121 a 97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1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927cm" svg:x="1cm" svg:y="0.462cm" presentation:class="title">
          <draw:text-box>
            <text:p>Writing reusable functions</text:p>
          </draw:text-box>
        </draw:frame>
        <draw:frame presentation:style-name="pr16" draw:layer="layout" svg:width="25.199cm" svg:height="14.016cm" svg:x="1.4cm" svg:y="4.507cm" presentation:class="outline">
          <draw:text-box>
            <text:list text:style-name="L3">
              <text:list-item>
                <text:p>A function is a block of code which can be <text:span text:style-name="T1">reused</text:span> (invoked) in many different ways</text:p>
                <text:list>
                  <text:list-item>
                    <text:p>Input is via <text:span text:style-name="T1">parameters</text:span> (not <text:span text:style-name="T9">input()</text:span>!)</text:p>
                  </text:list-item>
                  <text:list-item>
                    <text:p>Output is via <text:span text:style-name="T1">return</text:span> value (not <text:span text:style-name="T9">print()</text:span>!)</text:p>
                  </text:list-item>
                </text:list>
              </text:list-item>
            </text:list>
            <text:p><text:span text:style-name="T57">def rot13( </text:span><text:span text:style-name="T58">cleartext</text:span><text:span text:style-name="T57"> ):</text:span><text:span text:style-name="T57"><text:line-break/></text:span><text:span text:style-name="T57"><text:tab/></text:span><text:span text:style-name="T57">…</text:span><text:span text:style-name="T57"><text:line-break/></text:span><text:span text:style-name="T57"><text:tab/></text:span><text:span text:style-name="T57">return </text:span><text:span text:style-name="T58">ciphertext</text:span></text:p>
            <text:list text:continue-numbering="true" text:style-name="L3">
              <text:list-item>
                <text:p>Put the <text:span text:style-name="T1">user interface</text:span> (<text:span text:style-name="T9">input()</text:span>/<text:span text:style-name="T9">print()</text:span>) in a <text:span text:style-name="T1">testbed</text:span> which calls the core function:</text:p>
              </text:list-item>
            </text:list>
            <text:p><text:span text:style-name="T57">def main():</text:span><text:span text:style-name="T57"><text:line-break/></text:span><text:span text:style-name="T57"><text:tab/></text:span><text:span text:style-name="T57">print( </text:span><text:span text:style-name="T58">rot13</text:span><text:span text:style-name="T57">( input( “Text? ” ) ) 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>
          <draw:text-box>
            <text:p text:style-name="P1">ROT13: Full Python code</text:p>
          </draw:text-box>
        </draw:frame>
        <draw:frame presentation:style-name="pr13" draw:text-style-name="P15" draw:layer="layout" svg:width="25.199cm" svg:height="14.267cm" svg:x="1.4cm" svg:y="4.507cm" presentation:class="outline" presentation:user-transformed="true">
          <draw:text-box>
            <text:p text:style-name="P4"><text:span text:style-name="T50">def</text:span><text:span text:style-name="T49"> rot13( cleartext ):</text:span><text:span text:style-name="T48"><text:line-break/></text:span><text:span text:style-name="T48">"""Apply ROT13 encoding."""</text:span><text:span text:style-name="T48"><text:line-break/></text:span><text:span text:style-name="T49">ciphertext = </text:span><text:span text:style-name="T48">''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51"># init empty string</text:span><text:span text:style-name="T51"><text:line-break/></text:span><text:span text:style-name="T48"><text:line-break/></text:span><text:span text:style-name="T51">for</text:span><text:span text:style-name="T48"> </text:span><text:span text:style-name="T59">char</text:span><text:span text:style-name="T48"> </text:span><text:span text:style-name="T51">in</text:span><text:span text:style-name="T48"> </text:span><text:span text:style-name="T49">cleartext:</text:span><text:span text:style-name="T49"><text:tab/></text:span><text:span text:style-name="T49"><text:tab/></text:span><text:span text:style-name="T51"># iterate over string</text:span><text:span text:style-name="T60"><text:line-break/></text:span><text:span text:style-name="T60"><text:tab/></text:span><text:span text:style-name="T61">code</text:span><text:span text:style-name="T52"> = </text:span><text:span text:style-name="T53">ord</text:span><text:span text:style-name="T52">(</text:span><text:span text:style-name="T61">char</text:span><text:span text:style-name="T52">)</text:span><text:span text:style-name="T52"><text:line-break/></text:span><text:span text:style-name="T52"><text:line-break/></text:span><text:span text:style-name="T52"><text:tab/></text:span><text:span text:style-name="T52">if </text:span><text:span text:style-name="T61">char</text:span><text:span text:style-name="T53">.isupper()</text:span><text:span text:style-name="T52">:</text:span><text:span text:style-name="T52"><text:tab/></text:span><text:span text:style-name="T52"><text:tab/></text:span><text:span text:style-name="T52"><text:tab/></text:span><text:span text:style-name="T38"># uppercase letter</text:span><text:span text:style-name="T62"><text:line-break/></text:span><text:span text:style-name="T62"><text:tab/></text:span><text:span text:style-name="T62"><text:tab/></text:span><text:span text:style-name="T63">code</text:span><text:span text:style-name="T64"> += 13</text:span><text:span text:style-name="T64"><text:line-break/></text:span><text:span text:style-name="T64"><text:line-break/></text:span><text:span text:style-name="T64"><text:tab/></text:span><text:span text:style-name="T64"><text:tab/></text:span><text:span text:style-name="T64">if </text:span><text:span text:style-name="T63">code</text:span><text:span text:style-name="T64"> &gt; </text:span><text:span text:style-name="T65">ord</text:span><text:span text:style-name="T64">(</text:span><text:span text:style-name="T66">'Z'</text:span><text:span text:style-name="T64">):</text:span><text:span text:style-name="T67"><text:tab/></text:span><text:span text:style-name="T68"># wraparound</text:span><text:span text:style-name="T39"><text:line-break/></text:span><text:span text:style-name="T39"><text:tab/></text:span><text:span text:style-name="T39"><text:tab/></text:span><text:span text:style-name="T39"><text:tab/></text:span><text:span text:style-name="T69">code</text:span><text:span text:style-name="T70"> –= 26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1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>
          <draw:text-box>
            <text:p text:style-name="P1">ROT13: Full Python code, p.2</text:p>
          </draw:text-box>
        </draw:frame>
        <draw:frame presentation:style-name="pr13" draw:text-style-name="P15" draw:layer="layout" svg:width="25.199cm" svg:height="14.267cm" svg:x="1.4cm" svg:y="4.507cm" presentation:class="outline" presentation:user-transformed="true">
          <draw:text-box>
            <text:p text:style-name="P4"><text:span text:style-name="T52"><text:tab/></text:span><text:span text:style-name="T52"><text:tab/></text:span><text:span text:style-name="T52">elif </text:span><text:span text:style-name="T61">char</text:span><text:span text:style-name="T53">.islower()</text:span><text:span text:style-name="T52">:</text:span><text:span text:style-name="T52"><text:tab/></text:span><text:span text:style-name="T52"><text:tab/></text:span><text:span text:style-name="T38"># lowercase letter</text:span><text:span text:style-name="T62"><text:line-break/></text:span><text:span text:style-name="T62"><text:tab/></text:span><text:span text:style-name="T62"><text:tab/></text:span><text:span text:style-name="T62"><text:tab/></text:span><text:span text:style-name="T63">code</text:span><text:span text:style-name="T64"> += 13</text:span><text:span text:style-name="T64"><text:line-break/></text:span><text:span text:style-name="T64"><text:line-break/></text:span><text:span text:style-name="T64"><text:tab/></text:span><text:span text:style-name="T64"><text:tab/></text:span><text:span text:style-name="T64"><text:tab/></text:span><text:span text:style-name="T64">if </text:span><text:span text:style-name="T63">code</text:span><text:span text:style-name="T64"> &gt; </text:span><text:span text:style-name="T65">ord</text:span><text:span text:style-name="T64">(</text:span><text:span text:style-name="T66">'z'</text:span><text:span text:style-name="T64">):</text:span><text:span text:style-name="T68"><text:tab/></text:span><text:span text:style-name="T68"># wraparound</text:span><text:span text:style-name="T39"><text:line-break/></text:span><text:span text:style-name="T39"><text:tab/></text:span><text:span text:style-name="T39"><text:tab/></text:span><text:span text:style-name="T39"><text:tab/></text:span><text:span text:style-name="T39"><text:tab/></text:span><text:span text:style-name="T69">code</text:span><text:span text:style-name="T70"> –= 26</text:span><text:span text:style-name="T70"><text:line-break/></text:span><text:span text:style-name="T70"><text:line-break/></text:span><text:span text:style-name="T70"><text:tab/></text:span><text:span text:style-name="T70"><text:tab/></text:span><text:span text:style-name="T69">char</text:span><text:span text:style-name="T70"> = </text:span><text:span text:style-name="T71">chr</text:span><text:span text:style-name="T70">(</text:span><text:span text:style-name="T69">code</text:span><text:span text:style-name="T70">)</text:span><text:span text:style-name="T70"><text:tab/></text:span><text:span text:style-name="T70"><text:tab/></text:span><text:span text:style-name="T70"><text:tab/></text:span><text:span text:style-name="T72"># convert to char</text:span><text:span text:style-name="T70"><text:line-break/></text:span><text:span text:style-name="T70"><text:tab/></text:span><text:span text:style-name="T70"><text:tab/></text:span><text:span text:style-name="T70">ciphertext += </text:span><text:span text:style-name="T69">char</text:span><text:span text:style-name="T70"><text:tab/></text:span><text:span text:style-name="T70"><text:tab/></text:span><text:span text:style-name="T72"># append</text:span><text:span text:style-name="T70"><text:line-break/></text:span><text:span text:style-name="T70"><text:line-break/></text:span><text:span text:style-name="T70"><text:tab/></text:span><text:span text:style-name="T71">return</text:span><text:span text:style-name="T70"> ciphertext</text:span></text:p>
            <text:p text:style-name="P4"><text:span text:style-name="T70"/></text:p>
            <text:p text:style-name="P4"><text:span text:style-name="T73">Full source:</text:span><text:span text:style-name="T74"> </text:span><text:span text:style-name="T74"><text:a xlink:href="http://twu.seanho.com/python/rot13.py">http://twu.seanho.com/python/rot13.py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1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927cm" svg:x="1cm" svg:y="0.462cm" presentation:class="title">
          <draw:text-box>
            <text:p>Testbed program</text:p>
          </draw:text-box>
        </draw:frame>
        <draw:frame presentation:style-name="pr16" draw:layer="layout" svg:width="25.199cm" svg:height="14.016cm" svg:x="1.4cm" svg:y="4.507cm" presentation:class="outline">
          <draw:text-box>
            <text:list text:style-name="L3">
              <text:list-item>
                <text:p>The <text:span text:style-name="T1">core</text:span> functionality is in the <text:span text:style-name="T9">rot13()</text:span> function</text:p>
                <text:list>
                  <text:list-item>
                    <text:p>Can provide this function for <text:span text:style-name="T1">others</text:span> to use</text:p>
                  </text:list-item>
                </text:list>
              </text:list-item>
              <text:list-item>
                <text:p>Put <text:span text:style-name="T1">user interface</text:span> in separate <text:span text:style-name="T1">testbed</text:span> function:</text:p>
                <text:p><text:span text:style-name="T58">def</text:span><text:span text:style-name="T31"> main():</text:span></text:p>
                <text:list>
                  <text:list-header>
                    <text:p><text:span text:style-name="T75">”””</text:span><text:span text:style-name="T75">Testbed for ROT13.”””</text:span></text:p>
                    <text:p><text:span text:style-name="T33">text = </text:span><text:span text:style-name="T76">input</text:span><text:span text:style-name="T33">(</text:span><text:span text:style-name="T75">“Clear text? ”</text:span><text:span text:style-name="T33">)</text:span></text:p>
                    <text:p><text:span text:style-name="T33">encoded = </text:span><text:span text:style-name="T34">rot13</text:span><text:span text:style-name="T33">( text )</text:span></text:p>
                    <text:p><text:span text:style-name="T76">print</text:span><text:span text:style-name="T33">(</text:span><text:span text:style-name="T75">“ROT13:”</text:span><text:span text:style-name="T33">, encoded)</text:span></text:p>
                  </text:list-header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>
          <draw:text-box>
            <text:p text:style-name="P1">ROT13: Results and analysis</text:p>
          </draw:text-box>
        </draw:frame>
        <draw:frame presentation:style-name="pr13" draw:text-style-name="P4" draw:layer="layout" svg:width="25.199cm" svg:height="14.654cm" svg:x="1.4cm" svg:y="4.507cm" presentation:class="outline" presentation:user-transformed="true">
          <draw:text-box>
            <text:list text:style-name="L3">
              <text:list-item>
                <text:p text:style-name="P4">Input: <text:span text:style-name="T77">hiya</text:span></text:p>
                <text:list>
                  <text:list-item>
                    <text:p text:style-name="P8">Output: <text:span text:style-name="T10">uvln</text:span></text:p>
                  </text:list-item>
                </text:list>
              </text:list-item>
              <text:list-item>
                <text:p text:style-name="P4">Input: <text:span text:style-name="T77">uvln</text:span></text:p>
                <text:list>
                  <text:list-item>
                    <text:p text:style-name="P8">Output: <text:span text:style-name="T10">hiya</text:span></text:p>
                  </text:list-item>
                </text:list>
              </text:list-item>
              <text:list-item>
                <text:p text:style-name="P4">Input: <text:span text:style-name="T77">Hello World! <text:s/>This is a longer example.</text:span></text:p>
                <text:list>
                  <text:list-item>
                    <text:p text:style-name="P8">Output: <text:span text:style-name="T10">Uryyb Jbeyq! Guvf vf n ybatre rknzcyr.</text:span></text:p>
                  </text:list-item>
                </text:list>
              </text:list-item>
              <text:list-item>
                <text:p text:style-name="P4"><text:span text:style-name="T1">Generalizations</text:span><text:span text:style-name="T25">/extensions?</text:span></text:p>
                <text:list>
                  <text:list-item>
                    <text:p text:style-name="P8"><text:span text:style-name="T25">Handle </text:span><text:span text:style-name="T1">multiple</text:span><text:span text:style-name="T25"> lines one line at a time?</text:span></text:p>
                    <text:list>
                      <text:list-item>
                        <text:p text:style-name="P16"><text:span text:style-name="T25">How then to quit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1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7cm" fo:margin-right="0cm" fo:margin-top="0cm" fo:margin-bottom="0.436cm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5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6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WU_20_Slide-title">
      <style:graphic-properties draw:fill-color="#ffffff" draw:auto-grow-height="false" fo:min-height="3.507cm"/>
    </style:style>
    <style:style style:name="Mpr13" style:family="presentation" style:parent-style-name="TWU_20_Slide-outline1">
      <style:graphic-properties draw:fill-color="#ffffff" draw:auto-grow-height="false" fo:min-height="13.86cm"/>
    </style:style>
    <style:style style:name="Mpr14" style:family="presentation" style:parent-style-name="TWU_20_Slide-backgroundobjects">
      <style:graphic-properties draw:auto-grow-height="false" fo:min-height="1.449cm"/>
    </style:style>
    <style:style style:name="Mpr15" style:family="presentation" style:parent-style-name="TWU_20_Slide-backgroundobjects">
      <style:graphic-properties draw:auto-grow-height="true" fo:min-height="1.449cm"/>
    </style:style>
    <style:style style:name="Mpr16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17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frame draw:style-name="Mgr3" draw:text-style-name="MP7" draw:layer="backgroundobjects" svg:width="4.035cm" svg:height="1.901cm" svg:x="0.1cm" svg:y="19.099cm">
        <draw:image xlink:href="Pictures/1000020000000088000000405E8C1604.png" xlink:type="simple" xlink:show="embed" xlink:actuate="onLoad">
          <text:p/>
        </draw:image>
      </draw:frame>
      <draw:rect draw:style-name="Mgr4" draw:text-style-name="MP7" draw:layer="backgroundobjects" svg:width="9.922cm" svg:height="0.414cm" svg:x="0cm" svg:y="3.621cm">
        <text:p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4" draw:text-style-name="MP7" draw:layer="backgroundobjects" svg:width="14.8cm" svg:height="0.745cm" svg:x="0cm" svg:y="7.217cm">
        <text:p/>
      </draw:rect>
      <draw:frame draw:style-name="Mgr3" draw:text-style-name="MP7" draw:layer="backgroundobjects" svg:width="4.035cm" svg:height="1.901cm" svg:x="0.101cm" svg:y="19.1cm">
        <draw:image xlink:href="Pictures/1000020000000088000000405E8C1604.png" xlink:type="simple" xlink:show="embed" xlink:actuate="onLoad">
          <text:p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0_Slide" style:display-name="TWU Slide" style:page-layout-name="PM1" draw:style-name="Mdp1">
      <draw:frame presentation:style-name="Mpr12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13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15" draw:layer="backgroundobjects" svg:width="14.01cm" svg:height="1.449cm" svg:x="5.04cm" svg:y="19.409cm" presentation:class="footer">
        <draw:text-box>
          <text:p text:style-name="MP7"><presentation:footer/></text:p>
        </draw:text-box>
      </draw:frame>
      <draw:frame presentation:style-name="Mpr14" draw:layer="backgroundobjects" svg:width="2.54cm" svg:height="1.449cm" svg:x="24.765cm" svg:y="19.409cm" presentation:class="page-number">
        <draw:text-box>
          <text:p text:style-name="MP8"><text:page-number>&lt;number&gt;</text:page-number></text:p>
        </draw:text-box>
      </draw:frame>
      <draw:rect presentation:style-name="Mpr16" draw:text-style-name="MP7" draw:layer="backgroundobjects" svg:width="13.477cm" svg:height="0.552cm" svg:x="0cm" svg:y="3.993cm">
        <text:p/>
      </draw:rect>
      <draw:rect draw:style-name="Mgr5" draw:text-style-name="MP7" draw:layer="backgroundobjects" svg:width="9.922cm" svg:height="0.414cm" svg:x="0cm" svg:y="3.621cm">
        <text:p/>
      </draw:rect>
      <draw:g>
        <draw:path draw:style-name="Mgr6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6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6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6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6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6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6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6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6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6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6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6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6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6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6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6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6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6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6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6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6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6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6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6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6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6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6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6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6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6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6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6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6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6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6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6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6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6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6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6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6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6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6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6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6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6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6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6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6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6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6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6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6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6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6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6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6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6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6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6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8$Build-9502</meta:generator>
    <meta:initial-creator>Sean Ho</meta:initial-creator>
    <meta:creation-date>2006-09-25T16:07:17</meta:creation-date>
    <dc:date>2010-10-12T10:31:07</dc:date>
    <meta:editing-cycles>29</meta:editing-cycles>
    <meta:editing-duration>PT07H58M54S</meta:editing-duration>
    <dc:creator>sean ho</dc:creator>
    <meta:document-statistic meta:object-count="201"/>
    <meta:user-defined meta:name="Info 1"/>
    <meta:user-defined meta:name="Info 2"/>
    <meta:user-defined meta:name="Info 3"/>
    <meta:user-defined meta:name="Info 4"/>
  </office:meta>
</office:document-meta>
</file>